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08165330" text:style-name="L1">
        <text:list-item>
          <text:p text:style-name="P1"><text:span text:style-name="Strong_20_Emphasis">Тема: Развитие Межпредметных Связей в Учебном Процессе</text:span></text:p>
        </text:list-item>
      </text:list>
      <text:p text:style-name="Text_20_body"><text:span text:style-name="Strong_20_Emphasis">Повестка дня:</text:span></text:p>
      <text:list xml:id="list1522736143" text:style-name="L2">
        <text:list-item>
          <text:p text:style-name="P3">Обсуждение успешных практик интеграции предметов и формирование межпредметных команд для совместной разработки уроков.</text:p>
        </text:list-item>
        <text:list-item>
          <text:p text:style-name="P3">Анализ пользы межпредметных связей для развития критического мышления и проблемного подхода учащихся.</text:p>
        </text:list-item>
        <text:list-item>
          <text:p text:style-name="P2">Предложение и обсуждение конкретных шагов по интеграции учебных программ различных предметов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6:34:05.849475656</meta:creation-date>
    <dc:date>2023-12-15T16:34:33.976704761</dc:date>
    <meta:editing-duration>PT28S</meta:editing-duration>
    <meta:editing-cycles>1</meta:editing-cycles>
    <meta:document-statistic meta:table-count="0" meta:image-count="0" meta:object-count="0" meta:page-count="1" meta:paragraph-count="5" meta:word-count="49" meta:character-count="383" meta:non-whitespace-character-count="343"/>
    <meta:generator>LibreOffice/7.3.7.2$Linux_X86_64 LibreOffice_project/30$Build-2</meta:generator>
  </office:meta>
</office:document-meta>
</file>